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17cm" draw:marker-end-width="0.17cm" draw:fill="solid" draw:fill-color="#ffffff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2" style:family="graphic" style:parent-style-name="standard">
      <style:graphic-properties svg:stroke-width="0.02cm" draw:marker-start-width="0.17cm" draw:marker-end-width="0.17cm" draw:fill="solid" draw:fill-color="#e6e6e6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.04cm" draw:marker-end="Arrow" draw:marker-end-width="0.12cm" draw:fill="solid" draw:fill-color="#ffffff" draw:textarea-horizontal-align="center" draw:textarea-vertical-align="middle" fo:padding-top="0.145cm" fo:padding-bottom="0.145cm" fo:padding-left="0.27cm" fo:padding-right="0.27cm" draw:shadow="hidden"/>
    </style:style>
    <style:style style:name="gr4" style:family="graphic" style:parent-style-name="standard">
      <style:graphic-properties svg:stroke-width="0.02cm" draw:marker-start-width="0.17cm" draw:marker-end-width="0.17cm" draw:fill="solid" draw:fill-color="#e6e6e6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dash" draw:stroke-dash="Ultrafine_20_Dashed" svg:stroke-width="0.02cm" draw:marker-start-width="0.17cm" draw:marker-end-width="0.17cm" draw:fill="solid" draw:fill-color="#ffffff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draw:stroke="dash" draw:stroke-dash="Ultrafine_20_Dashed" svg:stroke-width="0.02cm" draw:marker-start-width="0.17cm" draw:marker-end-width="0.17cm" draw:fill="solid" draw:fill-color="#ffffff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width="0.04cm" draw:fill="none" draw:fill-color="#ffffff" draw:textarea-vertical-align="middle" draw:auto-grow-height="false" fo:min-height="0.749cm" fo:min-width="0.499cm" fo:padding-top="0.145cm" fo:padding-bottom="0.145cm" fo:padding-left="0.27cm" fo:padding-right="0.27cm" draw:shadow="hidden"/>
    </style:style>
    <style:style style:name="gr8" style:family="graphic" style:parent-style-name="standard">
      <style:graphic-properties draw:stroke="dash" draw:stroke-dash="Ultrafine_20_Dashed" svg:stroke-width="0.02cm" draw:marker-start-width="0.17cm" draw:marker-end="Arrow" draw:marker-end-width="0.09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4cm" draw:fill="solid" draw:fill-color="#ffffff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draw:marker-end="Arrow" draw:marker-end-width="0.12cm" draw:fill="solid" draw:fill-color="#ffffff" draw:textarea-horizontal-align="center" draw:textarea-vertical-align="middle" fo:padding-top="0.145cm" fo:padding-bottom="0.145cm" fo:padding-left="0.27cm" fo:padding-right="0.27cm" draw:shadow="hidden"/>
    </style:style>
    <style:style style:name="gr11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cm" fo:min-width="0cm" fo:padding-top="0.145cm" fo:padding-bottom="0.145cm" fo:padding-left="0.27cm" fo:padding-right="0.27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style:font-size-asian="18pt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7.035cm" svg:height="0.915cm" svg:x="1.963cm" svg:y="0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2.123cm" svg:y="0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3.493cm" svg:y="0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5.498cm" svg:y="0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6.868cm" svg:y="0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8.238cm" svg:y="0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0.635cm" svg:height="0.635cm" svg:x="2.803cm" svg:y="3.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7.035cm" svg:height="0.915cm" svg:x="1.964cm" svg:y="4.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2.124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3.494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5.499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6.869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8.239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0.635cm" svg:height="0.635cm" svg:x="4.176cm" svg:y="3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4.811cm" svg:y="3.2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6.2cm" svg:y="3.2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7.601cm" svg:y="3.2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12cm" svg:y1="4.24cm" svg:x2="3.12cm" svg:y2="4.59cm">
            <text:p/>
          </draw:line>
          <draw:line draw:style-name="gr3" draw:text-style-name="P1" draw:layer="layout" svg:x1="4.793cm" svg:y1="4.24cm" svg:x2="4.793cm" svg:y2="4.59cm">
            <text:p/>
          </draw:line>
          <draw:line draw:style-name="gr3" draw:text-style-name="P1" draw:layer="layout" svg:x1="6.517cm" svg:y1="4.24cm" svg:x2="6.517cm" svg:y2="4.59cm">
            <text:p/>
          </draw:line>
          <draw:line draw:style-name="gr3" draw:text-style-name="P1" draw:layer="layout" svg:x1="7.917cm" svg:y1="4.24cm" svg:x2="7.917cm" svg:y2="4.59cm">
            <text:p/>
          </draw:line>
          <draw:custom-shape draw:style-name="gr4" draw:text-style-name="P1" draw:layer="layout" svg:width="0.635cm" svg:height="0.635cm" svg:x="5.581cm" svg:y="6.98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7.035cm" svg:height="0.915cm" svg:x="1.965cm" svg:y="8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2.125cm" svg:y="9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3.495cm" svg:y="9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5.5cm" svg:y="9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6.87cm" svg:y="9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5cm" svg:height="0.635cm" svg:x="8.24cm" svg:y="9.0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0.635cm" svg:height="0.635cm" svg:x="6.257cm" svg:y="6.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6.934cm" svg:y="6.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7.611cm" svg:y="6.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8.268cm" svg:y="6.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635cm" svg:height="0.635cm" svg:x="2.873cm" svg:y="6.9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svg:x="3.55cm" svg:y="6.9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svg:x="4.227cm" svg:y="6.9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svg:x="4.904cm" svg:y="6.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64cm" svg:height="1.19cm" draw:transform="rotate (1.5707963267946) translate (4.203cm 4.189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7" draw:text-style-name="P1" draw:layer="layout" svg:width="0.49cm" svg:height="5.985cm" draw:transform="rotate (1.5707963267946) translate (2.873cm 8.118cm)">
            <text:p/>
            <draw:enhanced-geometry svg:viewBox="0 0 21600 21600" draw:glue-points="21600 0 0 10800 21600 21600" draw:text-areas="13800 ?f9 21600 ?f10" draw:type="left-brace" draw:modifiers="746.2651997683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8" draw:text-style-name="P1" draw:layer="layout" svg:x1="3.888cm" svg:y1="9.325cm" svg:x2="3.223cm" svg:y2="7.4cm">
            <text:p/>
          </draw:line>
          <draw:line draw:style-name="gr8" draw:text-style-name="P1" draw:layer="layout" svg:x1="5.918cm" svg:y1="9.36cm" svg:x2="3.853cm" svg:y2="7.4cm">
            <text:p/>
          </draw:line>
          <draw:line draw:style-name="gr8" draw:text-style-name="P1" draw:layer="layout" svg:x1="7.213cm" svg:y1="9.255cm" svg:x2="4.623cm" svg:y2="7.4cm">
            <text:p/>
          </draw:line>
          <draw:line draw:style-name="gr8" draw:text-style-name="P1" draw:layer="layout" svg:x1="8.508cm" svg:y1="9.29cm" svg:x2="5.253cm" svg:y2="7.365cm">
            <text:p/>
          </draw:line>
          <draw:custom-shape draw:style-name="gr9" draw:text-style-name="P1" draw:layer="layout" svg:width="0.56cm" svg:height="0.56cm" svg:x="5.593cm" svg:y="8.175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0" draw:text-style-name="P1" draw:layer="layout" svg:x1="8.858cm" svg:y1="1.685cm" svg:x2="8.613cm" svg:y2="0.985cm">
            <text:p/>
          </draw:line>
          <draw:frame draw:style-name="gr11" draw:text-style-name="P2" draw:layer="layout" svg:width="2.634cm" svg:height="0.778cm" svg:x="8.623cm" svg:y="1.61cm">
            <draw:text-box>
              <text:p><text:span text:style-name="T1">live objects</text:span></text:p>
            </draw:text-box>
          </draw:frame>
          <draw:frame draw:style-name="gr11" draw:text-style-name="P2" draw:layer="layout" svg:width="2.775cm" svg:height="0.778cm" svg:x="8.928cm" svg:y="3.917cm">
            <draw:text-box>
              <text:p><text:span text:style-name="T1">new objects</text:span></text:p>
            </draw:text-box>
          </draw:frame>
          <draw:line draw:style-name="gr10" draw:text-style-name="P1" draw:layer="layout" svg:x1="9.103cm" svg:y1="4.205cm" svg:x2="8.368cm" svg:y2="3.575cm">
            <text:p/>
          </draw:line>
          <draw:line draw:style-name="gr10" draw:text-style-name="P1" draw:layer="layout" svg:x1="8.788cm" svg:y1="1.825cm" svg:x2="7.528cm" svg:y2="1.23cm">
            <text:p/>
          </draw:line>
          <draw:frame draw:style-name="gr11" draw:text-style-name="P2" draw:layer="layout" svg:width="2.211cm" svg:height="1.265cm" svg:x="0.598cm" svg:y="6.055cm">
            <draw:text-box>
              <text:p><text:span text:style-name="T1">read and</text:span><text:span text:style-name="T1"><text:line-break/></text:span><text:span text:style-name="T1">re-write</text:span></text:p>
            </draw:text-box>
          </draw:frame>
          <draw:line draw:style-name="gr10" draw:text-style-name="P1" draw:layer="layout" svg:x1="2.418cm" svg:y1="6.76cm" svg:x2="2.838cm" svg:y2="7.145cm">
            <text:p/>
          </draw:line>
          <draw:line draw:style-name="gr10" draw:text-style-name="P1" draw:layer="layout" svg:x1="2.663cm" svg:y1="6.585cm" svg:x2="3.853cm" svg:y2="6.97cm">
            <text:p/>
          </draw:line>
          <draw:line draw:style-name="gr10" draw:text-style-name="P1" draw:layer="layout" svg:x1="9.558cm" svg:y1="4.59cm" svg:x2="8.823cm" svg:y2="6.795cm">
            <text:p/>
          </draw:line>
        </draw:g>
        <draw:frame draw:style-name="gr11" draw:text-style-name="P3" draw:layer="layout" svg:width="1.231cm" svg:height="0.939cm" svg:x="0.21cm" svg:y="0.516cm">
          <draw:text-box>
            <text:p text:style-name="P3">(a)</text:p>
          </draw:text-box>
        </draw:frame>
        <draw:frame draw:style-name="gr11" draw:text-style-name="P3" draw:layer="layout" svg:width="1.231cm" svg:height="0.939cm" svg:x="0.21cm" svg:y="4.611cm">
          <draw:text-box>
            <text:p text:style-name="P3">(b)</text:p>
          </draw:text-box>
        </draw:frame>
        <draw:frame draw:style-name="gr11" draw:text-style-name="P3" draw:layer="layout" svg:width="1.199cm" svg:height="0.939cm" svg:x="0.21cm" svg:y="8.811cm">
          <draw:text-box>
            <text:p text:style-name="P3"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cm" fo:page-height="1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9-26T15:00:36</meta:creation-date>
    <dc:date>2013-09-26T15:38:31</dc:date>
    <meta:editing-duration>PT00H05M48S</meta:editing-duration>
    <meta:editing-cycles>2</meta:editing-cycles>
    <meta:generator>NeoOffice/3.3$Unix OpenOffice.org_project/Patch 5</meta:generator>
    <meta:document-statistic meta:object-count="59"/>
  </office:meta>
</office:document-meta>
</file>